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1350000000000002in"/>
    </style:style>
    <style:style style:name="ta1co2" style:family="table-column">
      <style:table-column-properties fo:break-before="auto" style:column-width="0.928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0.928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1143n2384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7563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1291n270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6730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1437n3018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1588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>
          <table:table-cell office:value-type="string">
            <text:p>./1580n3334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8839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</table:table-row>
        <table:table-row table:style-name="ro1">
          <table:table-cell office:value-type="string">
            <text:p>./1713n362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48852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</table:table-row>
        <table:table-row table:style-name="ro1">
          <table:table-cell office:value-type="string">
            <text:p>./182n362e.lp</text:p>
          </table:table-cell>
          <table:table-cell office:value-type="float" office:value="12.4476"/>
          <table:table-cell office:value-type="float" office:value="11.625"/>
          <table:table-cell office:value-type="float" office:value="11.1"/>
          <table:table-cell office:value-type="float" office:value="4317.0"/>
          <table:table-cell office:value-type="float" office:value="0.0"/>
          <table:table-cell office:value-type="float" office:value="28177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225999999999996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</table:table-row>
        <table:table-row table:style-name="ro1">
          <table:table-cell office:value-type="string">
            <text:p>./1857n393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515924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</table:table-row>
        <table:table-row table:style-name="ro1">
          <table:table-cell office:value-type="string">
            <text:p>./1989n4234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59605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</table:table-row>
        <table:table-row table:style-name="ro1">
          <table:table-cell office:value-type="string">
            <text:p>./2120n452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67286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</table:table-row>
        <table:table-row table:style-name="ro1">
          <table:table-cell office:value-type="string">
            <text:p>./2244n4798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75021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</table:table-row>
        <table:table-row table:style-name="ro1">
          <table:table-cell office:value-type="string">
            <text:p>./2368n507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4735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</table:table-row>
        <table:table-row table:style-name="ro1">
          <table:table-cell office:value-type="string">
            <text:p>./2484n533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92588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</table:table-row>
        <table:table-row table:style-name="ro1">
          <table:table-cell office:value-type="string">
            <text:p>./2592n5578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99665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</table:table-row>
        <table:table-row table:style-name="ro1">
          <table:table-cell office:value-type="string">
            <text:p>./2707n583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078754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</table:table-row>
        <table:table-row table:style-name="ro1">
          <table:table-cell office:value-type="string">
            <text:p>./2814n607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160892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</table:table-row>
        <table:table-row table:style-name="ro1">
          <table:table-cell office:value-type="string">
            <text:p>./403n399e.lp</text:p>
          </table:table-cell>
          <table:table-cell office:value-type="float" office:value="2.01342"/>
          <table:table-cell office:value-type="float" office:value="1.206"/>
          <table:table-cell office:value-type="float" office:value="0.9"/>
          <table:table-cell office:value-type="float" office:value="4499.0"/>
          <table:table-cell office:value-type="float" office:value="0.0"/>
          <table:table-cell office:value-type="float" office:value="24035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0742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</table:table-row>
        <table:table-row table:style-name="ro1">
          <table:table-cell office:value-type="string">
            <text:p>./449n465e.lp</text:p>
          </table:table-cell>
          <table:table-cell office:value-type="float" office:value="2.56339"/>
          <table:table-cell office:value-type="float" office:value="1.767"/>
          <table:table-cell office:value-type="float" office:value="1.43"/>
          <table:table-cell office:value-type="float" office:value="5511.0"/>
          <table:table-cell office:value-type="float" office:value="0.0"/>
          <table:table-cell office:value-type="float" office:value="24247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963900000000002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</table:table-row>
        <table:table-row table:style-name="ro1">
          <table:table-cell office:value-type="string">
            <text:p>./502n542e.lp</text:p>
          </table:table-cell>
          <table:table-cell office:value-type="float" office:value="2.94814"/>
          <table:table-cell office:value-type="float" office:value="2.177"/>
          <table:table-cell office:value-type="float" office:value="1.8"/>
          <table:table-cell office:value-type="float" office:value="5345.0"/>
          <table:table-cell office:value-type="float" office:value="0.0"/>
          <table:table-cell office:value-type="float" office:value="24507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711399999999999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</table:table-row>
        <table:table-row table:style-name="ro1">
          <table:table-cell office:value-type="string">
            <text:p>./543n606e.lp</text:p>
          </table:table-cell>
          <table:table-cell office:value-type="float" office:value="10.5746"/>
          <table:table-cell office:value-type="float" office:value="9.768"/>
          <table:table-cell office:value-type="float" office:value="9.33"/>
          <table:table-cell office:value-type="float" office:value="9177.0"/>
          <table:table-cell office:value-type="float" office:value="0.0"/>
          <table:table-cell office:value-type="float" office:value="24930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065999999999995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</table:table-row>
        <table:table-row table:style-name="ro1">
          <table:table-cell office:value-type="string">
            <text:p>./581n681e.lp</text:p>
          </table:table-cell>
          <table:table-cell office:value-type="float" office:value="11.1121"/>
          <table:table-cell office:value-type="float" office:value="10.288"/>
          <table:table-cell office:value-type="float" office:value="9.7"/>
          <table:table-cell office:value-type="float" office:value="7365.0"/>
          <table:table-cell office:value-type="float" office:value="0.0"/>
          <table:table-cell office:value-type="float" office:value="25602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240999999999996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</table:table-row>
        <table:table-row table:style-name="ro1">
          <table:table-cell office:value-type="string">
            <text:p>./624n764e.lp</text:p>
          </table:table-cell>
          <table:table-cell office:value-type="float" office:value="21.4176"/>
          <table:table-cell office:value-type="float" office:value="20.603"/>
          <table:table-cell office:value-type="float" office:value="19.93"/>
          <table:table-cell office:value-type="float" office:value="11414.0"/>
          <table:table-cell office:value-type="float" office:value="0.0"/>
          <table:table-cell office:value-type="float" office:value="26895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145999999999987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</table:table-row>
        <table:table-row table:style-name="ro1">
          <table:table-cell office:value-type="string">
            <text:p>./669n878e.lp</text:p>
          </table:table-cell>
          <table:table-cell office:value-type="float" office:value="57.1351"/>
          <table:table-cell office:value-type="float" office:value="56.259"/>
          <table:table-cell office:value-type="float" office:value="55.25"/>
          <table:table-cell office:value-type="float" office:value="12011.0"/>
          <table:table-cell office:value-type="float" office:value="0.0"/>
          <table:table-cell office:value-type="float" office:value="30181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76100000000001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</table:table-row>
        <table:table-row table:style-name="ro1">
          <table:table-cell office:value-type="string">
            <text:p>./718n992e.lp</text:p>
          </table:table-cell>
          <table:table-cell office:value-type="float" office:value="99.0271"/>
          <table:table-cell office:value-type="float" office:value="98.139"/>
          <table:table-cell office:value-type="float" office:value="96.74"/>
          <table:table-cell office:value-type="float" office:value="11784.0"/>
          <table:table-cell office:value-type="float" office:value="0.0"/>
          <table:table-cell office:value-type="float" office:value="33361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881000000000085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</table:table-row>
        <table:table-row table:style-name="ro1">
          <table:table-cell office:value-type="string">
            <text:p>./789n1257e.lp</text:p>
          </table:table-cell>
          <table:table-cell office:value-type="float" office:value="331.49"/>
          <table:table-cell office:value-type="float" office:value="330.352"/>
          <table:table-cell office:value-type="float" office:value="327.71"/>
          <table:table-cell office:value-type="float" office:value="24872.0"/>
          <table:table-cell office:value-type="float" office:value="0.0"/>
          <table:table-cell office:value-type="float" office:value="47457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1380000000000337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</table:table-row>
        <table:table-row table:style-name="ro1">
          <table:table-cell office:value-type="string">
            <text:p>./820n1400e.lp</text:p>
          </table:table-cell>
          <table:table-cell office:value-type="float" office:value="1087.18"/>
          <table:table-cell office:value-type="float" office:value="1085.9"/>
          <table:table-cell office:value-type="float" office:value="1082.04"/>
          <table:table-cell office:value-type="float" office:value="32276.0"/>
          <table:table-cell office:value-type="float" office:value="0.0"/>
          <table:table-cell office:value-type="float" office:value="61200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2799999999999727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</table:table-row>
        <table:table-row table:style-name="ro1">
          <table:table-cell office:value-type="string">
            <text:p>./829n1567e.lp</text:p>
          </table:table-cell>
          <table:table-cell office:value-type="float" office:value="777.476"/>
          <table:table-cell office:value-type="float" office:value="775.885"/>
          <table:table-cell office:value-type="float" office:value="769.7"/>
          <table:table-cell office:value-type="float" office:value="17190.0"/>
          <table:table-cell office:value-type="float" office:value="0.0"/>
          <table:table-cell office:value-type="float" office:value="90050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5910000000000082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</table:table-row>
        <table:table-row table:style-name="ro1">
          <table:table-cell office:value-type="string">
            <text:p>./837n1722e.lp</text:p>
          </table:table-cell>
          <table:table-cell office:value-type="float" office:value="925.226"/>
          <table:table-cell office:value-type="float" office:value="923.573"/>
          <table:table-cell office:value-type="float" office:value="913.7"/>
          <table:table-cell office:value-type="float" office:value="29123.0"/>
          <table:table-cell office:value-type="float" office:value="0.0"/>
          <table:table-cell office:value-type="float" office:value="134493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65300000000002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</table:table-row>
        <table:table-row table:style-name="ro1">
          <table:table-cell office:value-type="string">
            <text:p>./989n2056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7594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0])" office:value-type="float"/>
          <table:table-cell table:formula="of:=SUM([.C3:.C30])" office:value-type="float"/>
          <table:table-cell table:formula="of:=SUM([.D3:.D30])" office:value-type="float"/>
          <table:table-cell table:formula="of:=SUM([.E3:.E30])" office:value-type="float"/>
          <table:table-cell table:formula="of:=SUM([.F3:.F30])" office:value-type="float"/>
          <table:table-cell table:formula="of:=SUM([.G3:.G30])" office:value-type="float"/>
          <table:table-cell table:formula="of:=SUM([.H3:.H30])" office:value-type="float"/>
          <table:table-cell table:formula="of:=SUM([.I3:.I30])" office:value-type="float"/>
          <table:table-cell table:formula="of:=SUM([.J3:.J30])" office:value-type="float"/>
          <table:table-cell table:formula="of:=SUM([.K3:.K30])" office:value-type="float"/>
          <table:table-cell table:formula="of:=SUM([.L3:.L30])" office:value-type="float"/>
          <table:table-cell table:formula="of:=SUM([.M3:.M30])" office:value-type="float"/>
          <table:table-cell table:formula="of:=SUM([.N3:.N30])" office:value-type="float"/>
          <table:table-cell table:formula="of:=SUM([.O3:.O30])" office:value-type="float"/>
          <table:table-cell table:formula="of:=SUM([.P3:.P30])" office:value-type="float"/>
          <table:table-cell table:formula="of:=SUM([.Q3:.Q30])" office:value-type="float"/>
          <table:table-cell table:formula="of:=SUM([.R3:.R30])" office:value-type="float"/>
          <table:table-cell table:formula="of:=SUM([.S3:.S30])" office:value-type="float"/>
          <table:table-cell table:formula="of:=SUM([.T3:.T30])" office:value-type="float"/>
          <table:table-cell table:formula="of:=SUM([.U3:.U30])" office:value-type="float"/>
          <table:table-cell table:formula="of:=SUM([.V3:.V30])" office:value-type="float"/>
          <table:table-cell table:formula="of:=SUM([.W3:.W30])" office:value-type="float"/>
          <table:table-cell table:formula="of:=SUM([.X3:.X30])" office:value-type="float"/>
          <table:table-cell table:formula="of:=SUM([.Y3:.Y30])" office:value-type="float"/>
          <table:table-cell table:formula="of:=SUM([.Z3:.Z30])" office:value-type="float"/>
          <table:table-cell table:formula="of:=SUM([.AA3:.AA30])" office:value-type="float"/>
          <table:table-cell table:formula="of:=SUM([.AB3:.AB30])" office:value-type="float"/>
          <table:table-cell table:formula="of:=SUM([.AC3:.AC30])" office:value-type="float"/>
          <table:table-cell table:formula="of:=SUM([.AD3:.AD30])" office:value-type="float"/>
          <table:table-cell table:formula="of:=SUM([.AE3:.AE30])" office:value-type="float"/>
          <table:table-cell table:formula="of:=SUM([.AF3:.AF30])" office:value-type="float"/>
          <table:table-cell table:formula="of:=SUM([.AG3:.AG30])" office:value-type="float"/>
          <table:table-cell table:formula="of:=SUM([.AH3:.AH30])" office:value-type="float"/>
          <table:table-cell table:formula="of:=SUM([.AI3:.AI30])" office:value-type="float"/>
          <table:table-cell table:formula="of:=SUM([.AJ3:.AJ30])" office:value-type="float"/>
          <table:table-cell table:formula="of:=SUM([.AK3:.AK30])" office:value-type="float"/>
          <table:table-cell table:formula="of:=SUM([.AL3:.AL30])" office:value-type="float"/>
          <table:table-cell table:formula="of:=SUM([.AM3:.AM30])" office:value-type="float"/>
          <table:table-cell table:formula="of:=SUM([.AN3:.AN30])" office:value-type="float"/>
          <table:table-cell table:formula="of:=SUM([.AO3:.AO30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0])" office:value-type="float"/>
          <table:table-cell table:formula="of:=AVERAGE([.C3:.C30])" office:value-type="float"/>
          <table:table-cell table:formula="of:=AVERAGE([.D3:.D30])" office:value-type="float"/>
          <table:table-cell table:formula="of:=AVERAGE([.E3:.E30])" office:value-type="float"/>
          <table:table-cell table:formula="of:=AVERAGE([.F3:.F30])" office:value-type="float"/>
          <table:table-cell table:formula="of:=AVERAGE([.G3:.G30])" office:value-type="float"/>
          <table:table-cell table:formula="of:=AVERAGE([.H3:.H30])" office:value-type="float"/>
          <table:table-cell table:formula="of:=AVERAGE([.I3:.I30])" office:value-type="float"/>
          <table:table-cell table:formula="of:=AVERAGE([.J3:.J30])" office:value-type="float"/>
          <table:table-cell table:formula="of:=AVERAGE([.K3:.K30])" office:value-type="float"/>
          <table:table-cell table:formula="of:=AVERAGE([.L3:.L30])" office:value-type="float"/>
          <table:table-cell table:formula="of:=AVERAGE([.M3:.M30])" office:value-type="float"/>
          <table:table-cell table:formula="of:=AVERAGE([.N3:.N30])" office:value-type="float"/>
          <table:table-cell table:formula="of:=AVERAGE([.O3:.O30])" office:value-type="float"/>
          <table:table-cell table:formula="of:=AVERAGE([.P3:.P30])" office:value-type="float"/>
          <table:table-cell table:formula="of:=AVERAGE([.Q3:.Q30])" office:value-type="float"/>
          <table:table-cell table:formula="of:=AVERAGE([.R3:.R30])" office:value-type="float"/>
          <table:table-cell table:formula="of:=AVERAGE([.S3:.S30])" office:value-type="float"/>
          <table:table-cell table:formula="of:=AVERAGE([.T3:.T30])" office:value-type="float"/>
          <table:table-cell table:formula="of:=AVERAGE([.U3:.U30])" office:value-type="float"/>
          <table:table-cell table:formula="of:=AVERAGE([.V3:.V30])" office:value-type="float"/>
          <table:table-cell table:formula="of:=AVERAGE([.W3:.W30])" office:value-type="float"/>
          <table:table-cell table:formula="of:=AVERAGE([.X3:.X30])" office:value-type="float"/>
          <table:table-cell table:formula="of:=AVERAGE([.Y3:.Y30])" office:value-type="float"/>
          <table:table-cell table:formula="of:=AVERAGE([.Z3:.Z30])" office:value-type="float"/>
          <table:table-cell table:formula="of:=AVERAGE([.AA3:.AA30])" office:value-type="float"/>
          <table:table-cell table:formula="of:=AVERAGE([.AB3:.AB30])" office:value-type="float"/>
          <table:table-cell table:formula="of:=AVERAGE([.AC3:.AC30])" office:value-type="float"/>
          <table:table-cell table:formula="of:=AVERAGE([.AD3:.AD30])" office:value-type="float"/>
          <table:table-cell table:formula="of:=AVERAGE([.AE3:.AE30])" office:value-type="float"/>
          <table:table-cell table:formula="of:=AVERAGE([.AF3:.AF30])" office:value-type="float"/>
          <table:table-cell table:formula="of:=AVERAGE([.AG3:.AG30])" office:value-type="float"/>
          <table:table-cell table:formula="of:=AVERAGE([.AH3:.AH30])" office:value-type="float"/>
          <table:table-cell table:formula="of:=AVERAGE([.AI3:.AI30])" office:value-type="float"/>
          <table:table-cell table:formula="of:=AVERAGE([.AJ3:.AJ30])" office:value-type="float"/>
          <table:table-cell table:formula="of:=AVERAGE([.AK3:.AK30])" office:value-type="float"/>
          <table:table-cell table:formula="of:=AVERAGE([.AL3:.AL30])" office:value-type="float"/>
          <table:table-cell table:formula="of:=AVERAGE([.AM3:.AM30])" office:value-type="float"/>
          <table:table-cell table:formula="of:=AVERAGE([.AN3:.AN30])" office:value-type="float"/>
          <table:table-cell table:formula="of:=AVERAGE([.AO3:.AO30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0])" office:value-type="float"/>
          <table:table-cell table:formula="of:=STDEV([.C3:.C30])" office:value-type="float"/>
          <table:table-cell table:formula="of:=STDEV([.D3:.D30])" office:value-type="float"/>
          <table:table-cell table:formula="of:=STDEV([.E3:.E30])" office:value-type="float"/>
          <table:table-cell table:formula="of:=STDEV([.F3:.F30])" office:value-type="float"/>
          <table:table-cell table:formula="of:=STDEV([.G3:.G30])" office:value-type="float"/>
          <table:table-cell table:formula="of:=STDEV([.H3:.H30])" office:value-type="float"/>
          <table:table-cell table:formula="of:=STDEV([.I3:.I30])" office:value-type="float"/>
          <table:table-cell table:formula="of:=STDEV([.J3:.J30])" office:value-type="float"/>
          <table:table-cell table:formula="of:=STDEV([.K3:.K30])" office:value-type="float"/>
          <table:table-cell table:formula="of:=STDEV([.L3:.L30])" office:value-type="float"/>
          <table:table-cell table:formula="of:=STDEV([.M3:.M30])" office:value-type="float"/>
          <table:table-cell table:formula="of:=STDEV([.N3:.N30])" office:value-type="float"/>
          <table:table-cell table:formula="of:=STDEV([.O3:.O30])" office:value-type="float"/>
          <table:table-cell table:formula="of:=STDEV([.P3:.P30])" office:value-type="float"/>
          <table:table-cell table:formula="of:=STDEV([.Q3:.Q30])" office:value-type="float"/>
          <table:table-cell table:formula="of:=STDEV([.R3:.R30])" office:value-type="float"/>
          <table:table-cell table:formula="of:=STDEV([.S3:.S30])" office:value-type="float"/>
          <table:table-cell table:formula="of:=STDEV([.T3:.T30])" office:value-type="float"/>
          <table:table-cell table:formula="of:=STDEV([.U3:.U30])" office:value-type="float"/>
          <table:table-cell table:formula="of:=STDEV([.V3:.V30])" office:value-type="float"/>
          <table:table-cell table:formula="of:=STDEV([.W3:.W30])" office:value-type="float"/>
          <table:table-cell table:formula="of:=STDEV([.X3:.X30])" office:value-type="float"/>
          <table:table-cell table:formula="of:=STDEV([.Y3:.Y30])" office:value-type="float"/>
          <table:table-cell table:formula="of:=STDEV([.Z3:.Z30])" office:value-type="float"/>
          <table:table-cell table:formula="of:=STDEV([.AA3:.AA30])" office:value-type="float"/>
          <table:table-cell table:formula="of:=STDEV([.AB3:.AB30])" office:value-type="float"/>
          <table:table-cell table:formula="of:=STDEV([.AC3:.AC30])" office:value-type="float"/>
          <table:table-cell table:formula="of:=STDEV([.AD3:.AD30])" office:value-type="float"/>
          <table:table-cell table:formula="of:=STDEV([.AE3:.AE30])" office:value-type="float"/>
          <table:table-cell table:formula="of:=STDEV([.AF3:.AF30])" office:value-type="float"/>
          <table:table-cell table:formula="of:=STDEV([.AG3:.AG30])" office:value-type="float"/>
          <table:table-cell table:formula="of:=STDEV([.AH3:.AH30])" office:value-type="float"/>
          <table:table-cell table:formula="of:=STDEV([.AI3:.AI30])" office:value-type="float"/>
          <table:table-cell table:formula="of:=STDEV([.AJ3:.AJ30])" office:value-type="float"/>
          <table:table-cell table:formula="of:=STDEV([.AK3:.AK30])" office:value-type="float"/>
          <table:table-cell table:formula="of:=STDEV([.AL3:.AL30])" office:value-type="float"/>
          <table:table-cell table:formula="of:=STDEV([.AM3:.AM30])" office:value-type="float"/>
          <table:table-cell table:formula="of:=STDEV([.AN3:.AN30])" office:value-type="float"/>
          <table:table-cell table:formula="of:=STDEV([.AO3:.AO30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0]-[.$L3:.$L30])^2)^0.5" office:value-type="float"/>
          <table:table-cell table:number-matrix-columns-spanned="1" table:number-matrix-rows-spanned="1" table:formula="of:=SUM(([.C3:.C30]-[.$M3:.$M30])^2)^0.5" office:value-type="float"/>
          <table:table-cell table:number-matrix-columns-spanned="1" table:number-matrix-rows-spanned="1" table:formula="of:=SUM(([.D3:.D30]-[.$N3:.$N30])^2)^0.5" office:value-type="float"/>
          <table:table-cell table:number-matrix-columns-spanned="1" table:number-matrix-rows-spanned="1" table:formula="of:=SUM(([.E3:.E30]-[.$O3:.$O30])^2)^0.5" office:value-type="float"/>
          <table:table-cell table:number-matrix-columns-spanned="1" table:number-matrix-rows-spanned="1" table:formula="of:=SUM(([.F3:.F30]-[.$P3:.$P30])^2)^0.5" office:value-type="float"/>
          <table:table-cell table:number-matrix-columns-spanned="1" table:number-matrix-rows-spanned="1" table:formula="of:=SUM(([.G3:.G30]-[.$Q3:.$Q30])^2)^0.5" office:value-type="float"/>
          <table:table-cell table:number-matrix-columns-spanned="1" table:number-matrix-rows-spanned="1" table:formula="of:=SUM(([.H3:.H30]-[.$R3:.$R30])^2)^0.5" office:value-type="float"/>
          <table:table-cell table:number-matrix-columns-spanned="1" table:number-matrix-rows-spanned="1" table:formula="of:=SUM(([.I3:.I30]-[.$S3:.$S30])^2)^0.5" office:value-type="float"/>
          <table:table-cell table:number-matrix-columns-spanned="1" table:number-matrix-rows-spanned="1" table:formula="of:=SUM(([.J3:.J30]-[.$T3:.$T30])^2)^0.5" office:value-type="float"/>
          <table:table-cell table:number-matrix-columns-spanned="1" table:number-matrix-rows-spanned="1" table:formula="of:=SUM(([.K3:.K30]-[.$U3:.$U30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0]=[.$L3:.$L30])" office:value-type="float"/>
          <table:table-cell table:number-matrix-columns-spanned="1" table:number-matrix-rows-spanned="1" table:formula="of:=SUM([.C3:.C30]=[.$M3:.$M30])" office:value-type="float"/>
          <table:table-cell table:number-matrix-columns-spanned="1" table:number-matrix-rows-spanned="1" table:formula="of:=SUM([.D3:.D30]=[.$N3:.$N30])" office:value-type="float"/>
          <table:table-cell table:number-matrix-columns-spanned="1" table:number-matrix-rows-spanned="1" table:formula="of:=SUM([.E3:.E30]=[.$O3:.$O30])" office:value-type="float"/>
          <table:table-cell table:number-matrix-columns-spanned="1" table:number-matrix-rows-spanned="1" table:formula="of:=SUM([.F3:.F30]=[.$P3:.$P30])" office:value-type="float"/>
          <table:table-cell table:number-matrix-columns-spanned="1" table:number-matrix-rows-spanned="1" table:formula="of:=SUM([.G3:.G30]=[.$Q3:.$Q30])" office:value-type="float"/>
          <table:table-cell table:number-matrix-columns-spanned="1" table:number-matrix-rows-spanned="1" table:formula="of:=SUM([.H3:.H30]=[.$R3:.$R30])" office:value-type="float"/>
          <table:table-cell table:number-matrix-columns-spanned="1" table:number-matrix-rows-spanned="1" table:formula="of:=SUM([.I3:.I30]=[.$S3:.$S30])" office:value-type="float"/>
          <table:table-cell table:number-matrix-columns-spanned="1" table:number-matrix-rows-spanned="1" table:formula="of:=SUM([.J3:.J30]=[.$T3:.$T30])" office:value-type="float"/>
          <table:table-cell table:number-matrix-columns-spanned="1" table:number-matrix-rows-spanned="1" table:formula="of:=SUM([.K3:.K30]=[.$U3:.$U30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0]&lt;[.$V3:.$V30])" office:value-type="float"/>
          <table:table-cell table:number-matrix-columns-spanned="1" table:number-matrix-rows-spanned="1" table:formula="of:=SUM([.C3:.C30]&lt;[.$W3:.$W30])" office:value-type="float"/>
          <table:table-cell table:number-matrix-columns-spanned="1" table:number-matrix-rows-spanned="1" table:formula="of:=SUM([.D3:.D30]&lt;[.$X3:.$X30])" office:value-type="float"/>
          <table:table-cell table:number-matrix-columns-spanned="1" table:number-matrix-rows-spanned="1" table:formula="of:=SUM([.E3:.E30]&lt;[.$Y3:.$Y30])" office:value-type="float"/>
          <table:table-cell table:number-matrix-columns-spanned="1" table:number-matrix-rows-spanned="1" table:formula="of:=SUM([.F3:.F30]&lt;[.$Z3:.$Z30])" office:value-type="float"/>
          <table:table-cell table:number-matrix-columns-spanned="1" table:number-matrix-rows-spanned="1" table:formula="of:=SUM([.G3:.G30]&lt;[.$AA3:.$AA30])" office:value-type="float"/>
          <table:table-cell table:number-matrix-columns-spanned="1" table:number-matrix-rows-spanned="1" table:formula="of:=SUM([.H3:.H30]&lt;[.$AB3:.$AB30])" office:value-type="float"/>
          <table:table-cell table:number-matrix-columns-spanned="1" table:number-matrix-rows-spanned="1" table:formula="of:=SUM([.I3:.I30]&lt;[.$AC3:.$AC30])" office:value-type="float"/>
          <table:table-cell table:number-matrix-columns-spanned="1" table:number-matrix-rows-spanned="1" table:formula="of:=SUM([.J3:.J30]&lt;[.$AD3:.$AD30])" office:value-type="float"/>
          <table:table-cell table:number-matrix-columns-spanned="1" table:number-matrix-rows-spanned="1" table:formula="of:=SUM([.K3:.K30]&lt;[.$AE3:.$AE30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0]&gt;[.$V3:.$V30])" office:value-type="float"/>
          <table:table-cell table:number-matrix-columns-spanned="1" table:number-matrix-rows-spanned="1" table:formula="of:=SUM([.C3:.C30]&gt;[.$W3:.$W30])" office:value-type="float"/>
          <table:table-cell table:number-matrix-columns-spanned="1" table:number-matrix-rows-spanned="1" table:formula="of:=SUM([.D3:.D30]&gt;[.$X3:.$X30])" office:value-type="float"/>
          <table:table-cell table:number-matrix-columns-spanned="1" table:number-matrix-rows-spanned="1" table:formula="of:=SUM([.E3:.E30]&gt;[.$Y3:.$Y30])" office:value-type="float"/>
          <table:table-cell table:number-matrix-columns-spanned="1" table:number-matrix-rows-spanned="1" table:formula="of:=SUM([.F3:.F30]&gt;[.$Z3:.$Z30])" office:value-type="float"/>
          <table:table-cell table:number-matrix-columns-spanned="1" table:number-matrix-rows-spanned="1" table:formula="of:=SUM([.G3:.G30]&gt;[.$AA3:.$AA30])" office:value-type="float"/>
          <table:table-cell table:number-matrix-columns-spanned="1" table:number-matrix-rows-spanned="1" table:formula="of:=SUM([.H3:.H30]&gt;[.$AB3:.$AB30])" office:value-type="float"/>
          <table:table-cell table:number-matrix-columns-spanned="1" table:number-matrix-rows-spanned="1" table:formula="of:=SUM([.I3:.I30]&gt;[.$AC3:.$AC30])" office:value-type="float"/>
          <table:table-cell table:number-matrix-columns-spanned="1" table:number-matrix-rows-spanned="1" table:formula="of:=SUM([.J3:.J30]&gt;[.$AD3:.$AD30])" office:value-type="float"/>
          <table:table-cell table:number-matrix-columns-spanned="1" table:number-matrix-rows-spanned="1" table:formula="of:=SUM([.K3:.K30]&gt;[.$AE3:.$AE30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0]=[.$AF3:.$AF30])" office:value-type="float"/>
          <table:table-cell table:number-matrix-columns-spanned="1" table:number-matrix-rows-spanned="1" table:formula="of:=SUM([.C3:.C30]=[.$AG3:.$AG30])" office:value-type="float"/>
          <table:table-cell table:number-matrix-columns-spanned="1" table:number-matrix-rows-spanned="1" table:formula="of:=SUM([.D3:.D30]=[.$AH3:.$AH30])" office:value-type="float"/>
          <table:table-cell table:number-matrix-columns-spanned="1" table:number-matrix-rows-spanned="1" table:formula="of:=SUM([.E3:.E30]=[.$AI3:.$AI30])" office:value-type="float"/>
          <table:table-cell table:number-matrix-columns-spanned="1" table:number-matrix-rows-spanned="1" table:formula="of:=SUM([.F3:.F30]=[.$AJ3:.$AJ30])" office:value-type="float"/>
          <table:table-cell table:number-matrix-columns-spanned="1" table:number-matrix-rows-spanned="1" table:formula="of:=SUM([.G3:.G30]=[.$AK3:.$AK30])" office:value-type="float"/>
          <table:table-cell table:number-matrix-columns-spanned="1" table:number-matrix-rows-spanned="1" table:formula="of:=SUM([.H3:.H30]=[.$AL3:.$AL30])" office:value-type="float"/>
          <table:table-cell table:number-matrix-columns-spanned="1" table:number-matrix-rows-spanned="1" table:formula="of:=SUM([.I3:.I30]=[.$AM3:.$AM30])" office:value-type="float"/>
          <table:table-cell table:number-matrix-columns-spanned="1" table:number-matrix-rows-spanned="1" table:formula="of:=SUM([.J3:.J30]=[.$AN3:.$AN30])" office:value-type="float"/>
          <table:table-cell table:number-matrix-columns-spanned="1" table:number-matrix-rows-spanned="1" table:formula="of:=SUM([.K3:.K30]=[.$AO3:.$AO30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0])" office:value-type="float"/>
          <table:table-cell table:formula="of:=AVERAGE([Instances.C3:Instances.C30])" office:value-type="float"/>
          <table:table-cell table:formula="of:=AVERAGE([Instances.D3:Instances.D30])" office:value-type="float"/>
          <table:table-cell table:formula="of:=AVERAGE([Instances.E3:Instances.E30])" office:value-type="float"/>
          <table:table-cell table:formula="of:=SUM([Instances.F3:Instances.F30])" office:value-type="float"/>
          <table:table-cell table:formula="of:=AVERAGE([Instances.G3:Instances.G30])" office:value-type="float"/>
          <table:table-cell table:formula="of:=AVERAGE([Instances.H3:Instances.H30])" office:value-type="float"/>
          <table:table-cell table:formula="of:=AVERAGE([Instances.I3:Instances.I30])" office:value-type="float"/>
          <table:table-cell table:formula="of:=AVERAGE([Instances.J3:Instances.J30])" office:value-type="float"/>
          <table:table-cell table:formula="of:=AVERAGE([Instances.K3:Instances.K30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